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256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4.199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9.914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3.491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7.682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6.931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6.993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5.215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5.342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1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8.1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3.6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6.2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653cm"/>
    </style:style>
    <style:style style:name="gr21" style:family="graphic" style:parent-style-name="standard">
      <style:graphic-properties draw:textarea-horizontal-align="justify" draw:textarea-vertical-align="middle" draw:auto-grow-height="false" fo:min-height="0.649cm" fo:min-width="0.398cm"/>
    </style:style>
    <style:style style:name="gr22" style:family="graphic" style:parent-style-name="standard">
      <style:graphic-properties draw:textarea-horizontal-align="justify" draw:textarea-vertical-align="middle" draw:auto-grow-height="false" fo:min-height="0.562cm" fo:min-width="0.399cm"/>
    </style:style>
    <style:style style:name="gr23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24" style:family="graphic" style:parent-style-name="standard">
      <style:graphic-properties draw:textarea-horizontal-align="justify" draw:textarea-vertical-align="middle" draw:auto-grow-height="false" fo:min-height="0.648cm" fo:min-width="0.3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8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67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1.0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6.94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derstanding a Question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1) Separate verbs from the question.</text:p>
            <text:p text:style-name="P1">2) construct a vector representing the verbs for <text:tab/> <text:s text:c="8"/>neural net.</text:p>
            <text:p text:style-name="P1">3) Feed the vector to neural net.</text:p>
            <text:p text:style-name="P1">4) select the equation with the highest probability</text:p>
            <text:p text:style-name="P1">5) extract digits form the question.</text:p>
            <text:p text:style-name="P1">6) substitute to the equation variables. </text:p>
            <text:p text:style-name="P1">7) obtain the answ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xml:id="id11" draw:id="id11" draw:layer="layout" svg:width="0.635cm" svg:height="0.714cm" svg:x="10.178cm" svg:y="0.6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1" draw:id="id1" draw:layer="layout" svg:width="4.699cm" svg:height="1.905cm" svg:x="7.908cm" svg:y="1.905cm">
          <text:p text:style-name="P4">Load Dataset</text:p>
          <text:p text:style-name="P4"><text:s/>into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10.414cm" svg:height="1.651cm" svg:x="15.147cm" svg:y="2.013cm">
          <text:p text:style-name="P4">Construct feed vector and </text:p>
          <text:p text:style-name="P4">output vector for each ques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" draw:id="id3" draw:layer="layout" svg:width="3.991cm" svg:height="1.524cm" svg:x="18.373cm" svg:y="4.512cm">
          <text:p text:style-name="P4">Train the </text:p>
          <text:p text:style-name="P4">neural 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4" draw:id="id4" draw:layer="layout" svg:width="8.182cm" svg:height="1.778cm" svg:x="7.492cm" svg:y="4.393cm">
          <text:p text:style-name="P4">Listen on port 80 for </text:p>
          <text:p text:style-name="P4">incoming conn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6" draw:id="id6" draw:layer="layout" svg:width="7.431cm" svg:height="1.778cm" svg:x="18.919cm" svg:y="12.27cm">
          <text:p text:style-name="P4">Separate Verbs and </text:p>
          <text:p text:style-name="P4">Digits from ques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5" draw:id="id5" draw:layer="layout" svg:width="7.493cm" svg:height="1.778cm" svg:x="16.704cm" svg:y="8.141cm">
          <text:p text:style-name="P4">Construct Feed vector </text:p>
          <text:p text:style-name="P4">from the ver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7" draw:id="id7" draw:layer="layout" svg:width="7.62cm" svg:height="1.778cm" svg:x="18.73cm" svg:y="18.185cm">
          <text:p text:style-name="P4">Feed forward the vector </text:p>
          <text:p text:style-name="P4">into neural 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8" draw:id="id8" draw:layer="layout" svg:width="5.715cm" svg:height="1.778cm" svg:x="7.532cm" svg:y="18.198cm">
          <text:p text:style-name="P4">Map the output </text:p>
          <text:p text:style-name="P4">into equ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9" draw:id="id9" draw:layer="layout" svg:width="5.842cm" svg:height="1.778cm" svg:x="7.44cm" svg:y="13.08cm">
          <text:p text:style-name="P4">Substitute digits</text:p>
          <text:p text:style-name="P4"><text:s/>into the equ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0" draw:id="id10" draw:layer="layout" svg:width="4.826cm" svg:height="1.778cm" svg:x="7.932cm" svg:y="8.497cm">
          <text:p text:style-name="P4">Respond </text:p>
          <text:p text:style-name="P4">with answ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line" svg:x1="12.607cm" svg:y1="2.857cm" svg:x2="15.147cm" svg:y2="2.838cm" draw:start-shape="id1" draw:start-glue-point="1" draw:end-shape="id2" draw:end-glue-point="3" svg:d="M12607 2857l2540-19" svg:viewBox="0 0 2541 20">
          <text:p/>
        </draw:connector>
        <draw:connector draw:style-name="gr13" draw:text-style-name="P5" draw:layer="layout" draw:type="line" svg:x1="20.354cm" svg:y1="3.664cm" svg:x2="20.368cm" svg:y2="4.512cm" draw:start-shape="id2" draw:start-glue-point="2" draw:end-shape="id3" draw:end-glue-point="0" svg:d="M20354 3664l14 848" svg:viewBox="0 0 15 849">
          <text:p/>
        </draw:connector>
        <draw:connector draw:style-name="gr13" draw:text-style-name="P5" draw:layer="layout" draw:type="line" svg:x1="18.373cm" svg:y1="5.274cm" svg:x2="15.674cm" svg:y2="5.282cm" draw:start-shape="id3" draw:start-glue-point="3" draw:end-shape="id4" draw:end-glue-point="1" svg:d="M18373 5274l-2699 8" svg:viewBox="0 0 2700 9">
          <text:p/>
        </draw:connector>
        <draw:connector draw:style-name="gr13" draw:text-style-name="P5" draw:layer="layout" draw:type="line" svg:x1="11.583cm" svg:y1="6.171cm" svg:x2="20.45cm" svg:y2="8.141cm" draw:start-shape="id4" draw:start-glue-point="2" draw:end-shape="id5" draw:end-glue-point="0" svg:d="M11583 6171l8867 1970" svg:viewBox="0 0 8868 1971">
          <text:p/>
        </draw:connector>
        <draw:connector draw:style-name="gr13" draw:text-style-name="P5" draw:layer="layout" draw:type="line" svg:x1="20.45cm" svg:y1="9.919cm" svg:x2="22.634cm" svg:y2="12.27cm" draw:start-shape="id5" draw:start-glue-point="2" draw:end-shape="id6" draw:end-glue-point="0" svg:d="M20450 9919l2184 2351" svg:viewBox="0 0 2185 2352">
          <text:p/>
        </draw:connector>
        <draw:connector draw:style-name="gr13" draw:text-style-name="P5" draw:layer="layout" draw:type="line" svg:x1="22.634cm" svg:y1="14.048cm" svg:x2="22.54cm" svg:y2="18.185cm" draw:start-shape="id6" draw:start-glue-point="2" draw:end-shape="id7" draw:end-glue-point="0" svg:d="M22634 14048l-94 4137" svg:viewBox="0 0 95 4138">
          <text:p/>
        </draw:connector>
        <draw:connector draw:style-name="gr13" draw:text-style-name="P5" draw:layer="layout" draw:type="line" svg:x1="18.73cm" svg:y1="19.074cm" svg:x2="13.247cm" svg:y2="19.087cm" draw:start-shape="id7" draw:start-glue-point="3" draw:end-shape="id8" draw:end-glue-point="1" svg:d="M18730 19074l-5483 13" svg:viewBox="0 0 5484 14">
          <text:p/>
        </draw:connector>
        <draw:connector draw:style-name="gr13" draw:text-style-name="P5" draw:layer="layout" draw:type="line" svg:x1="10.389cm" svg:y1="18.198cm" svg:x2="10.361cm" svg:y2="14.858cm" draw:start-shape="id8" draw:start-glue-point="0" draw:end-shape="id9" draw:end-glue-point="2" svg:d="M10389 18198l-28-3340" svg:viewBox="0 0 29 3341">
          <text:p/>
        </draw:connector>
        <draw:connector draw:style-name="gr13" draw:text-style-name="P5" draw:layer="layout" draw:type="line" svg:x1="10.361cm" svg:y1="13.08cm" svg:x2="10.345cm" svg:y2="10.275cm" draw:start-shape="id9" draw:start-glue-point="0" draw:end-shape="id10" draw:end-glue-point="2" svg:d="M10361 13080l-16-2805" svg:viewBox="0 0 17 2806">
          <text:p/>
        </draw:connector>
        <draw:connector draw:style-name="gr13" draw:text-style-name="P5" draw:layer="layout" draw:type="line" svg:x1="10.345cm" svg:y1="8.497cm" svg:x2="11.583cm" svg:y2="6.171cm" draw:start-shape="id10" draw:start-glue-point="0" draw:end-shape="id4" svg:d="M10345 8497l1238-2326" svg:viewBox="0 0 1239 2327">
          <text:p/>
        </draw:connector>
        <draw:connector draw:style-name="gr13" draw:text-style-name="P5" draw:layer="layout" draw:type="line" svg:x1="10.178cm" svg:y1="0.959cm" svg:x2="10.257cm" svg:y2="1.905cm" draw:start-shape="id11" draw:start-glue-point="6" draw:end-shape="id1" draw:end-glue-point="0" svg:d="M10178 959l79 946" svg:viewBox="0 0 80 947">
          <text:p/>
        </draw:connector>
        <draw:frame draw:style-name="gr14" draw:text-style-name="P6" draw:layer="layout" svg:width="9.451cm" svg:height="0.962cm" svg:x="17.576cm" svg:y="6.744cm">
          <draw:text-box>
            <text:p>User sends a question to server</text:p>
          </draw:text-box>
        </draw:frame>
        <draw:frame draw:style-name="gr15" draw:text-style-name="P6" draw:layer="layout" svg:width="9.908cm" svg:height="0.962cm" svg:x="18.186cm" svg:y="10.762cm">
          <draw:text-box>
            <text:p>Using Nltk Part of speech tagging</text:p>
          </draw:text-box>
        </draw:frame>
        <draw:frame draw:style-name="gr16" draw:text-style-name="P6" draw:layer="layout" svg:width="4.807cm" svg:height="3.095cm" svg:x="18.114cm" svg:y="14.555cm">
          <draw:text-box>
            <text:p>Input or Feed <text:s text:c="2"/></text:p>
            <text:p>vector is</text:p>
            <text:p><text:s/>Constructed</text:p>
            <text:p>from verbs</text:p>
          </draw:text-box>
        </draw:frame>
        <draw:frame draw:style-name="gr17" draw:text-style-name="P6" draw:layer="layout" svg:width="4.799cm" svg:height="2.943cm" svg:x="13.958cm" svg:y="18.89cm">
          <draw:text-box>
            <text:p>Equation class </text:p>
            <text:p>is obtained</text:p>
          </draw:text-box>
        </draw:frame>
        <draw:frame draw:style-name="gr18" draw:text-style-name="P6" draw:layer="layout" svg:width="7.724cm" svg:height="2.384cm" svg:x="7.556cm" svg:y="15.469cm">
          <draw:text-box>
            <text:p>Replace <text:s text:c="3"/>variables with <text:s/></text:p>
            <text:p><text:s text:c="5"/>The <text:s text:c="6"/>values</text:p>
            <text:p><text:s text:c="2"/>from <text:s text:c="6"/>question</text:p>
          </draw:text-box>
        </draw:frame>
        <draw:frame draw:style-name="gr19" draw:text-style-name="P6" draw:layer="layout" svg:width="8.277cm" svg:height="2.384cm" svg:x="7.024cm" svg:y="11.062cm">
          <draw:text-box>
            <text:p>Answer <text:s text:c="6"/>is obtained by </text:p>
            <text:p>Evaluating <text:s text:c="2"/>the expression</text:p>
          </draw:text-box>
        </draw:frame>
        <draw:frame draw:style-name="gr20" draw:text-style-name="P6" draw:layer="layout" svg:width="8.224cm" svg:height="0.962cm" svg:x="7.23cm" svg:y="7.306cm">
          <draw:text-box>
            <text:p>Responds <text:s text:c="5"/>in json format</text:p>
          </draw:text-box>
        </draw:frame>
        <draw:frame presentation:style-name="pr4" draw:layer="layout" svg:width="7.366cm" svg:height="6.945cm" svg:x="-0.136cm" svg:y="7.279cm" presentation:class="title" presentation:user-transformed="true">
          <draw:text-box>
            <text:p><text:span text:style-name="T1">Server</text:span><text:span text:style-name="T1"><text:line-break/></text:span><text:span text:style-name="T1">Process</text:span><text:span text:style-name="T1"><text:line-break/></text:span><text:span text:style-name="T1">B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eed Forward Neural Net Classifier</text:p>
          </draw:text-box>
        </draw:frame>
        <draw:custom-shape draw:style-name="gr21" draw:text-style-name="P7" draw:layer="layout" svg:width="1.27cm" svg:height="1.269cm" svg:x="6.408cm" svg:y="5.9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7" draw:layer="layout" svg:width="1.269cm" svg:height="1.146cm" svg:x="6.5cm" svg:y="7.9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7" draw:layer="layout" svg:width="1.269cm" svg:height="1.269cm" svg:x="6.501cm" svg:y="12.4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7" draw:layer="layout" svg:width="1.269cm" svg:height="1.268cm" svg:x="6.528cm" svg:y="14.6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7" draw:layer="layout" svg:width="1.269cm" svg:height="1.269cm" svg:x="6.692cm" svg:y="17.0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5" draw:text-style-name="P9" draw:layer="layout" svg:width="3.571cm" svg:height="0.962cm" svg:x="17.617cm" svg:y="6.623cm">
          <draw:text-box>
            <text:p text:style-name="P8">Equation<text:tab/> 1</text:p>
          </draw:text-box>
        </draw:frame>
        <draw:frame draw:style-name="gr26" draw:text-style-name="P9" draw:layer="layout" svg:width="3.529cm" svg:height="0.962cm" svg:x="17.645cm" svg:y="8.647cm">
          <draw:text-box>
            <text:p text:style-name="P8">Equation 1</text:p>
          </draw:text-box>
        </draw:frame>
        <draw:frame draw:style-name="gr27" draw:text-style-name="P9" draw:layer="layout" svg:width="3.923cm" svg:height="0.962cm" svg:x="17.709cm" svg:y="13.273cm">
          <draw:text-box>
            <text:p text:style-name="P8">Equation<text:tab/> 19</text:p>
          </draw:text-box>
        </draw:frame>
        <draw:frame draw:style-name="gr28" draw:text-style-name="P9" draw:layer="layout" svg:width="3.88cm" svg:height="0.962cm" svg:x="17.736cm" svg:y="15.432cm">
          <draw:text-box>
            <text:p text:style-name="P8">Equation 20</text:p>
          </draw:text-box>
        </draw:frame>
        <draw:frame draw:style-name="gr29" draw:text-style-name="P9" draw:layer="layout" svg:width="2.331cm" svg:height="0.962cm" svg:x="3.456cm" svg:y="6.134cm">
          <draw:text-box>
            <text:p text:style-name="P8">Verb 1</text:p>
          </draw:text-box>
        </draw:frame>
        <draw:frame draw:style-name="gr29" draw:text-style-name="P9" draw:layer="layout" svg:width="2.331cm" svg:height="0.962cm" svg:x="3.484cm" svg:y="8.158cm">
          <draw:text-box>
            <text:p text:style-name="P8">Verb 1</text:p>
          </draw:text-box>
        </draw:frame>
        <draw:frame draw:style-name="gr30" draw:text-style-name="P9" draw:layer="layout" svg:width="2.894cm" svg:height="0.962cm" svg:x="3.548cm" svg:y="12.784cm">
          <draw:text-box>
            <text:p text:style-name="P8">Verb n-2</text:p>
          </draw:text-box>
        </draw:frame>
        <draw:frame draw:style-name="gr30" draw:text-style-name="P9" draw:layer="layout" svg:width="2.894cm" svg:height="0.962cm" svg:x="3.575cm" svg:y="14.943cm">
          <draw:text-box>
            <text:p text:style-name="P8">Verb n-1</text:p>
          </draw:text-box>
        </draw:frame>
        <draw:frame draw:style-name="gr29" draw:text-style-name="P9" draw:layer="layout" svg:width="2.331cm" svg:height="0.962cm" svg:x="3.675cm" svg:y="17.156cm">
          <draw:text-box>
            <text:p text:style-name="P8">Verb n</text:p>
          </draw:text-box>
        </draw:frame>
        <draw:custom-shape draw:style-name="gr21" draw:text-style-name="P7" draw:layer="layout" svg:width="1.27cm" svg:height="1.269cm" svg:x="9.617cm" svg:y="6.0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7" draw:layer="layout" svg:width="1.269cm" svg:height="1.146cm" svg:x="9.709cm" svg:y="8.0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7" draw:layer="layout" svg:width="1.269cm" svg:height="1.269cm" svg:x="9.71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7" draw:layer="layout" svg:width="1.269cm" svg:height="1.268cm" svg:x="9.737cm" svg:y="14.7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7" draw:layer="layout" svg:width="1.269cm" svg:height="1.269cm" svg:x="9.901cm" svg:y="17.1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5" draw:layer="layout" svg:x1="7.712cm" svg:y1="6.923cm" svg:x2="9.744cm" svg:y2="8.447cm">
          <text:p/>
        </draw:line>
        <draw:line draw:style-name="gr31" draw:text-style-name="P5" draw:layer="layout" svg:x1="7.585cm" svg:y1="6.288cm" svg:x2="9.871cm" svg:y2="6.796cm">
          <text:p/>
        </draw:line>
        <draw:line draw:style-name="gr31" draw:text-style-name="P5" draw:layer="layout" svg:x1="7.331cm" svg:y1="6.923cm" svg:x2="9.109cm" svg:y2="10.098cm">
          <text:p/>
        </draw:line>
        <draw:line draw:style-name="gr31" draw:text-style-name="P5" draw:layer="layout" svg:x1="7.585cm" svg:y1="8.32cm" svg:x2="9.871cm" svg:y2="6.796cm">
          <text:p/>
        </draw:line>
        <draw:line draw:style-name="gr31" draw:text-style-name="P5" draw:layer="layout" svg:x1="7.331cm" svg:y1="8.701cm" svg:x2="9.744cm" svg:y2="8.574cm">
          <text:p/>
        </draw:line>
        <draw:line draw:style-name="gr31" draw:text-style-name="P5" draw:layer="layout" svg:x1="7.204cm" svg:y1="6.923cm" svg:x2="8.601cm" svg:y2="10.606cm">
          <text:p/>
        </draw:line>
        <draw:line draw:style-name="gr31" draw:text-style-name="P5" draw:layer="layout" svg:x1="7.585cm" svg:y1="17.718cm" svg:x2="9.744cm" svg:y2="13.527cm">
          <text:p/>
        </draw:line>
        <draw:line draw:style-name="gr31" draw:text-style-name="P5" draw:layer="layout" svg:x1="10.252cm" svg:y1="17.972cm" svg:x2="7.458cm" svg:y2="17.591cm">
          <text:p/>
        </draw:line>
        <draw:line draw:style-name="gr31" draw:text-style-name="P5" draw:layer="layout" svg:x1="9.871cm" svg:y1="15.559cm" svg:x2="7.585cm" svg:y2="17.591cm">
          <text:p/>
        </draw:line>
        <draw:line draw:style-name="gr31" draw:text-style-name="P5" draw:layer="layout" svg:x1="9.363cm" svg:y1="12.003cm" svg:x2="7.331cm" svg:y2="17.591cm">
          <text:p/>
        </draw:line>
        <draw:line draw:style-name="gr31" draw:text-style-name="P5" draw:layer="layout" svg:x1="7.331cm" svg:y1="15.559cm" svg:x2="10.252cm" svg:y2="17.972cm">
          <text:p/>
        </draw:line>
        <draw:line draw:style-name="gr31" draw:text-style-name="P5" draw:layer="layout" svg:x1="9.871cm" svg:y1="15.305cm" svg:x2="7.331cm" svg:y2="15.559cm">
          <text:p/>
        </draw:line>
        <draw:line draw:style-name="gr31" draw:text-style-name="P5" draw:layer="layout" svg:x1="9.871cm" svg:y1="13.4cm" svg:x2="7.585cm" svg:y2="15.559cm">
          <text:p/>
        </draw:line>
        <draw:line draw:style-name="gr31" draw:text-style-name="P5" draw:layer="layout" svg:x1="7.331cm" svg:y1="13.146cm" svg:x2="10.125cm" svg:y2="17.972cm">
          <text:p/>
        </draw:line>
        <draw:line draw:style-name="gr31" draw:text-style-name="P5" draw:layer="layout" svg:x1="9.998cm" svg:y1="15.432cm" svg:x2="7.331cm" svg:y2="13.019cm">
          <text:p/>
        </draw:line>
        <draw:line draw:style-name="gr31" draw:text-style-name="P5" draw:layer="layout" svg:x1="9.998cm" svg:y1="13.781cm" svg:x2="7.458cm" svg:y2="13.019cm">
          <text:p/>
        </draw:line>
        <draw:line draw:style-name="gr31" draw:text-style-name="P5" draw:layer="layout" svg:x1="9.109cm" svg:y1="11.876cm" svg:x2="7.331cm" svg:y2="15.432cm">
          <text:p/>
        </draw:line>
        <draw:line draw:style-name="gr31" draw:text-style-name="P5" draw:layer="layout" svg:x1="7.331cm" svg:y1="13.019cm" svg:x2="8.728cm" svg:y2="11.749cm">
          <text:p/>
        </draw:line>
        <draw:custom-shape draw:style-name="gr21" draw:text-style-name="P7" draw:layer="layout" svg:width="1.27cm" svg:height="1.269cm" svg:x="12.817cm" svg:y="6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7" draw:layer="layout" svg:width="1.269cm" svg:height="1.146cm" svg:x="12.909cm" svg:y="8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7" draw:layer="layout" svg:width="1.269cm" svg:height="1.269cm" svg:x="12.91cm" svg:y="12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7" draw:layer="layout" svg:width="1.269cm" svg:height="1.268cm" svg:x="12.937cm" svg:y="15.0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7" draw:layer="layout" svg:width="1.269cm" svg:height="1.269cm" svg:x="13.101cm" svg:y="17.3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5" draw:layer="layout" svg:x1="10.912cm" svg:y1="7.15cm" svg:x2="12.944cm" svg:y2="8.674cm">
          <text:p/>
        </draw:line>
        <draw:line draw:style-name="gr31" draw:text-style-name="P5" draw:layer="layout" svg:x1="10.785cm" svg:y1="6.515cm" svg:x2="13.071cm" svg:y2="7.023cm">
          <text:p/>
        </draw:line>
        <draw:line draw:style-name="gr31" draw:text-style-name="P5" draw:layer="layout" svg:x1="10.531cm" svg:y1="7.15cm" svg:x2="12.309cm" svg:y2="10.325cm">
          <text:p/>
        </draw:line>
        <draw:line draw:style-name="gr31" draw:text-style-name="P5" draw:layer="layout" svg:x1="10.785cm" svg:y1="8.547cm" svg:x2="13.071cm" svg:y2="7.023cm">
          <text:p/>
        </draw:line>
        <draw:line draw:style-name="gr31" draw:text-style-name="P5" draw:layer="layout" svg:x1="10.531cm" svg:y1="8.928cm" svg:x2="12.944cm" svg:y2="8.801cm">
          <text:p/>
        </draw:line>
        <draw:line draw:style-name="gr31" draw:text-style-name="P5" draw:layer="layout" svg:x1="10.785cm" svg:y1="17.945cm" svg:x2="12.944cm" svg:y2="13.754cm">
          <text:p/>
        </draw:line>
        <draw:line draw:style-name="gr31" draw:text-style-name="P5" draw:layer="layout" svg:x1="13.452cm" svg:y1="18.199cm" svg:x2="10.658cm" svg:y2="17.818cm">
          <text:p/>
        </draw:line>
        <draw:line draw:style-name="gr31" draw:text-style-name="P5" draw:layer="layout" svg:x1="13.071cm" svg:y1="15.786cm" svg:x2="10.785cm" svg:y2="17.818cm">
          <text:p/>
        </draw:line>
        <draw:line draw:style-name="gr31" draw:text-style-name="P5" draw:layer="layout" svg:x1="12.563cm" svg:y1="12.23cm" svg:x2="10.531cm" svg:y2="17.818cm">
          <text:p/>
        </draw:line>
        <draw:line draw:style-name="gr31" draw:text-style-name="P5" draw:layer="layout" svg:x1="10.531cm" svg:y1="15.786cm" svg:x2="13.452cm" svg:y2="18.199cm">
          <text:p/>
        </draw:line>
        <draw:line draw:style-name="gr31" draw:text-style-name="P5" draw:layer="layout" svg:x1="13.071cm" svg:y1="15.532cm" svg:x2="10.531cm" svg:y2="15.786cm">
          <text:p/>
        </draw:line>
        <draw:line draw:style-name="gr31" draw:text-style-name="P5" draw:layer="layout" svg:x1="13.071cm" svg:y1="13.627cm" svg:x2="10.785cm" svg:y2="15.786cm">
          <text:p/>
        </draw:line>
        <draw:line draw:style-name="gr31" draw:text-style-name="P5" draw:layer="layout" svg:x1="10.531cm" svg:y1="13.373cm" svg:x2="13.325cm" svg:y2="18.199cm">
          <text:p/>
        </draw:line>
        <draw:line draw:style-name="gr31" draw:text-style-name="P5" draw:layer="layout" svg:x1="13.198cm" svg:y1="15.659cm" svg:x2="10.531cm" svg:y2="13.246cm">
          <text:p/>
        </draw:line>
        <draw:line draw:style-name="gr31" draw:text-style-name="P5" draw:layer="layout" svg:x1="13.198cm" svg:y1="14.008cm" svg:x2="10.658cm" svg:y2="13.246cm">
          <text:p/>
        </draw:line>
        <draw:line draw:style-name="gr31" draw:text-style-name="P5" draw:layer="layout" svg:x1="12.309cm" svg:y1="12.103cm" svg:x2="10.531cm" svg:y2="15.659cm">
          <text:p/>
        </draw:line>
        <draw:line draw:style-name="gr31" draw:text-style-name="P5" draw:layer="layout" svg:x1="10.531cm" svg:y1="13.246cm" svg:x2="11.928cm" svg:y2="11.976cm">
          <text:p/>
        </draw:line>
        <draw:line draw:style-name="gr31" draw:text-style-name="P5" draw:layer="layout" svg:x1="10.506cm" svg:y1="7.05cm" svg:x2="12.792cm" svg:y2="9.971cm">
          <text:p/>
        </draw:line>
        <draw:line draw:style-name="gr31" draw:text-style-name="P5" draw:layer="layout" svg:x1="7.331cm" svg:y1="8.701cm" svg:x2="8.347cm" svg:y2="10.733cm">
          <text:p/>
        </draw:line>
        <draw:line draw:style-name="gr31" draw:text-style-name="P5" draw:layer="layout" svg:x1="10.633cm" svg:y1="8.828cm" svg:x2="12.157cm" svg:y2="10.606cm">
          <text:p/>
        </draw:line>
        <draw:custom-shape draw:style-name="gr21" draw:text-style-name="P7" draw:layer="layout" svg:width="1.27cm" svg:height="1.269cm" svg:x="15.938cm" svg:y="6.3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7" draw:layer="layout" svg:width="1.269cm" svg:height="1.146cm" svg:x="16.03cm" svg:y="8.2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7" draw:layer="layout" svg:width="1.269cm" svg:height="1.269cm" svg:x="16.031cm" svg:y="12.8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7" draw:layer="layout" svg:width="1.269cm" svg:height="1.268cm" svg:x="16.058cm" svg:y="15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5" draw:layer="layout" svg:x1="14.033cm" svg:y1="7.186cm" svg:x2="16.065cm" svg:y2="8.71cm">
          <text:p/>
        </draw:line>
        <draw:line draw:style-name="gr31" draw:text-style-name="P5" draw:layer="layout" svg:x1="13.906cm" svg:y1="6.551cm" svg:x2="16.192cm" svg:y2="7.059cm">
          <text:p/>
        </draw:line>
        <draw:line draw:style-name="gr31" draw:text-style-name="P5" draw:layer="layout" svg:x1="13.652cm" svg:y1="7.186cm" svg:x2="15.43cm" svg:y2="10.361cm">
          <text:p/>
        </draw:line>
        <draw:line draw:style-name="gr31" draw:text-style-name="P5" draw:layer="layout" svg:x1="13.906cm" svg:y1="8.583cm" svg:x2="16.192cm" svg:y2="7.059cm">
          <text:p/>
        </draw:line>
        <draw:line draw:style-name="gr31" draw:text-style-name="P5" draw:layer="layout" svg:x1="13.652cm" svg:y1="8.964cm" svg:x2="16.065cm" svg:y2="8.837cm">
          <text:p/>
        </draw:line>
        <draw:line draw:style-name="gr31" draw:text-style-name="P5" draw:layer="layout" svg:x1="13.906cm" svg:y1="17.981cm" svg:x2="16.065cm" svg:y2="13.79cm">
          <text:p/>
        </draw:line>
        <draw:line draw:style-name="gr31" draw:text-style-name="P5" draw:layer="layout" svg:x1="16.192cm" svg:y1="15.822cm" svg:x2="13.906cm" svg:y2="17.854cm">
          <text:p/>
        </draw:line>
        <draw:line draw:style-name="gr31" draw:text-style-name="P5" draw:layer="layout" svg:x1="15.684cm" svg:y1="12.266cm" svg:x2="13.652cm" svg:y2="17.854cm">
          <text:p/>
        </draw:line>
        <draw:line draw:style-name="gr31" draw:text-style-name="P5" draw:layer="layout" svg:x1="16.192cm" svg:y1="15.568cm" svg:x2="13.652cm" svg:y2="15.822cm">
          <text:p/>
        </draw:line>
        <draw:line draw:style-name="gr31" draw:text-style-name="P5" draw:layer="layout" svg:x1="16.192cm" svg:y1="13.663cm" svg:x2="13.906cm" svg:y2="15.822cm">
          <text:p/>
        </draw:line>
        <draw:line draw:style-name="gr31" draw:text-style-name="P5" draw:layer="layout" svg:x1="16.319cm" svg:y1="15.695cm" svg:x2="13.652cm" svg:y2="13.282cm">
          <text:p/>
        </draw:line>
        <draw:line draw:style-name="gr31" draw:text-style-name="P5" draw:layer="layout" svg:x1="16.319cm" svg:y1="14.044cm" svg:x2="13.779cm" svg:y2="13.282cm">
          <text:p/>
        </draw:line>
        <draw:line draw:style-name="gr31" draw:text-style-name="P5" draw:layer="layout" svg:x1="15.43cm" svg:y1="12.139cm" svg:x2="13.652cm" svg:y2="15.695cm">
          <text:p/>
        </draw:line>
        <draw:line draw:style-name="gr31" draw:text-style-name="P5" draw:layer="layout" svg:x1="13.652cm" svg:y1="13.282cm" svg:x2="15.049cm" svg:y2="12.012cm">
          <text:p/>
        </draw:line>
        <draw:line draw:style-name="gr31" draw:text-style-name="P5" draw:layer="layout" svg:x1="13.627cm" svg:y1="7.086cm" svg:x2="15.913cm" svg:y2="10.007cm">
          <text:p/>
        </draw:line>
        <draw:line draw:style-name="gr31" draw:text-style-name="P5" draw:layer="layout" svg:x1="13.754cm" svg:y1="8.864cm" svg:x2="15.278cm" svg:y2="10.642cm">
          <text:p/>
        </draw:line>
        <draw:frame draw:style-name="gr32" draw:text-style-name="P9" draw:layer="layout" svg:width="12.573cm" svg:height="1.276cm" svg:x="6.061cm" svg:y="10.606cm">
          <draw:text-box>
            <text:p text:style-name="P8"><text:span text:style-name="T2">………………………………</text:span><text:span text:style-name="T2">.</text:span></text:p>
          </draw:text-box>
        </draw:frame>
        <draw:frame draw:style-name="gr33" draw:text-style-name="P6" draw:layer="layout" svg:width="2.581cm" svg:height="1.673cm" svg:x="9.19cm" svg:y="18.65cm">
          <draw:text-box>
            <text:p>Hidden</text:p>
            <text:p><text:s/>layer 1</text:p>
          </draw:text-box>
        </draw:frame>
        <draw:frame draw:style-name="gr33" draw:text-style-name="P6" draw:layer="layout" svg:width="2.581cm" svg:height="1.673cm" svg:x="12.551cm" svg:y="18.65cm">
          <draw:text-box>
            <text:p>Hidden</text:p>
            <text:p><text:s/>layer 2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8:01.192941063</meta:creation-date>
    <dc:date>2017-08-03T21:21:56.901628415</dc:date>
    <meta:editing-duration>PT20M17S</meta:editing-duration>
    <meta:editing-cycles>1</meta:editing-cycles>
    <meta:document-statistic meta:object-count="145"/>
    <meta:generator>LibreOffice/5.1.6.2$Linux_X86_64 LibreOffice_project/10m0$Build-2</meta:generator>
  </office:meta>
</office:document-meta>
</file>